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RW Gothic L</text:p>
      <text:p text:style-name="Standard"/>
      <text:p text:style-name="Standard">URW Bookman L</text:p>
      <text:p text:style-name="Standard"/>
      <text:p text:style-name="Standard">Century Schoolbook L</text:p>
      <text:p text:style-name="Standard"/>
      <text:p text:style-name="Standard">Nimbus Sans L</text:p>
      <text:p text:style-name="Standard"/>
      <text:p text:style-name="Standard">Nimbus Sans L Condensed</text:p>
      <text:p text:style-name="Standard"/>
      <text:p text:style-name="Standard">Nimbus Roman No9 L</text:p>
      <text:p text:style-name="Standard"/>
      <text:p text:style-name="Standard">Nimbus Mono L</text:p>
      <text:p text:style-name="Standard"/>
      <text:p text:style-name="Standard">URW Palladio L</text:p>
      <text:p text:style-name="P1"/>
      <text:p text:style-name="P2">Free Serif</text:p>
      <text:p text:style-name="P1"/>
      <text:p text:style-name="P1">Standard Symbols L</text:p>
      <text:p text:style-name="P2">NB: Denne font findes kun i regular. Jeg har sat metrics ind for bold, italic og bold-italic, men de refererer alle til den regulære type. Jeg har gjort det for at fop ikke crasher, hvis der anvendes bold med skrifttyp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</meta:initial-creator>
    <meta:creation-date>2012-08-10T10:49:52</meta:creation-date>
    <meta:document-statistic meta:table-count="0" meta:image-count="0" meta:object-count="0" meta:page-count="1" meta:paragraph-count="11" meta:word-count="71" meta:character-count="375" meta:non-whitespace-character-count="315"/>
    <dc:date>2012-08-10T11:14:51</dc:date>
    <dc:creator>Dennis </dc:creator>
    <meta:editing-duration>PT9M48S</meta:editing-duration>
    <meta:editing-cycles>1</meta:editing-cycles>
    <meta:generator>LibreOffice/3.4$Unix LibreOffice_project/340m1$Build-402</meta:generator>
  </office:meta>
</office:document-meta>
</file>